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="solid" draw:fill-color="#dcff5a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ff"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="Arrow" draw:marker-start-width="0.452cm" draw:marker-end="Arrow" draw:marker-end-width="0.452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="Arrow" draw:marker-start-width="0.376cm" draw:marker-end="Arrow" draw:marker-end-width="0.376cm" draw:fill="solid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1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022cm"/>
    </style:style>
    <style:style style:name="gr8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800000"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cbc0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cbc0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7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0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5.2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2.2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3.023cm"/>
    </style:style>
    <style:style style:name="gr1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svg:x="6.896cm" svg:y="1.64cm">
          <text:p text:style-name="P1"><text:span text:style-name="T1">G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12.538cm" svg:y="1.667cm">
          <text:p text:style-name="P1"><text:span text:style-name="T1">C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667cm" svg:height="1.524cm" svg:x="2.326cm" svg:y="2.694cm">
          <text:p text:style-name="P1">GDDR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79cm" svg:y1="3.418cm" svg:x2="12.538cm" svg:y2="3.418cm">
          <text:p/>
        </draw:line>
        <draw:line draw:style-name="gr4" draw:text-style-name="P1" draw:layer="layout" svg:x1="4.991cm" svg:y1="3.364cm" svg:x2="6.896cm" svg:y2="3.364cm">
          <text:p/>
        </draw:line>
        <draw:line draw:style-name="gr5" draw:text-style-name="P1" draw:layer="layout" svg:x1="15.967cm" svg:y1="3.418cm" svg:x2="17.491cm" svg:y2="3.418cm">
          <text:p/>
        </draw:line>
        <draw:frame draw:style-name="gr6" draw:layer="layout" svg:width="1.912cm" svg:height="0.962cm" svg:x="10.626cm" svg:y="2.329cm">
          <draw:text-box>
            <text:p>PCIe</text:p>
          </draw:text-box>
        </draw:frame>
        <draw:frame draw:style-name="gr7" draw:layer="layout" svg:width="1.755cm" svg:height="1.505cm" svg:x="10.631cm" svg:y="3.799cm">
          <draw:text-box>
            <text:p><text:span text:style-name="T2">15.8</text:span></text:p>
            <text:p><text:span text:style-name="T2">GB/s</text:span></text:p>
          </draw:text-box>
        </draw:frame>
        <draw:frame draw:style-name="gr7" draw:layer="layout" svg:width="1.755cm" svg:height="1.505cm" svg:x="4.991cm" svg:y="3.818cm">
          <draw:text-box>
            <text:p><text:span text:style-name="T2">200</text:span></text:p>
            <text:p><text:span text:style-name="T2">GB/s</text:span></text:p>
          </draw:text-box>
        </draw:frame>
        <draw:frame draw:style-name="gr7" draw:layer="layout" svg:width="1.755cm" svg:height="1.505cm" svg:x="15.863cm" svg:y="3.545cm">
          <draw:text-box>
            <text:p><text:span text:style-name="T2">80</text:span></text:p>
            <text:p><text:span text:style-name="T2">GB/s</text:span></text:p>
          </draw:text-box>
        </draw:frame>
        <draw:custom-shape draw:style-name="gr8" draw:text-style-name="P1" draw:layer="layout" svg:width="8.001cm" svg:height="4.191cm" svg:x="2.27cm" svg:y="11.5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3.429cm" svg:x="6.588cm" svg:y="11.927cm">
          <text:p text:style-name="P1"><text:span text:style-name="T1">G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12.43cm" svg:y="11.954cm">
          <text:p text:style-name="P1"><text:span text:style-name="T1">C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905cm" svg:height="1.524cm" svg:x="2.778cm" svg:y="12.0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905cm" svg:height="1.524cm" svg:x="2.778cm" svg:y="13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905cm" svg:height="1.524cm" svg:x="2.651cm" svg:y="11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524cm" svg:x="2.524cm" svg:y="11.8cm">
          <text:p text:style-name="P1">HB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905cm" svg:height="1.524cm" svg:x="2.651cm" svg:y="13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1.524cm" svg:x="2.551cm" svg:y="13.61cm">
          <text:p text:style-name="P1">HB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81cm" svg:height="0.762cm" draw:transform="rotate (1.5707963267949) translate (17.402cm 15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1cm" svg:height="0.762cm" draw:transform="rotate (1.5707963267949) translate (17.529cm 15.583cm)">
          <text:p text:style-name="P1">DDR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271cm" svg:y1="13.705cm" svg:x2="12.43cm" svg:y2="13.705cm">
          <text:p/>
        </draw:line>
        <draw:line draw:style-name="gr4" draw:text-style-name="P1" draw:layer="layout" svg:x1="4.683cm" svg:y1="12.689cm" svg:x2="6.588cm" svg:y2="12.689cm">
          <text:p/>
        </draw:line>
        <draw:line draw:style-name="gr4" draw:text-style-name="P1" draw:layer="layout" svg:x1="4.683cm" svg:y1="14.594cm" svg:x2="6.588cm" svg:y2="14.594cm">
          <text:p/>
        </draw:line>
        <draw:line draw:style-name="gr5" draw:text-style-name="P1" draw:layer="layout" svg:x1="15.859cm" svg:y1="13.705cm" svg:x2="17.383cm" svg:y2="13.705cm">
          <text:p/>
        </draw:line>
        <draw:frame draw:style-name="gr12" draw:text-style-name="P2" draw:layer="layout" svg:width="2.542cm" svg:height="2.159cm" svg:x="10.067cm" svg:y="11.725cm">
          <draw:text-box>
            <text:p text:style-name="P2"><text:span text:style-name="T3">Cache</text:span></text:p>
            <text:p text:style-name="P2"><text:span text:style-name="T3">Coherent</text:span></text:p>
            <text:p text:style-name="P2"><text:span text:style-name="T3">Link</text:span></text:p>
          </draw:text-box>
        </draw:frame>
        <draw:frame draw:style-name="gr13" draw:layer="layout" svg:width="1.755cm" svg:height="1.505cm" svg:x="10.525cm" svg:y="13.873cm">
          <draw:text-box>
            <text:p><text:span text:style-name="T2">100</text:span></text:p>
            <text:p><text:span text:style-name="T2">GB/s</text:span></text:p>
          </draw:text-box>
        </draw:frame>
        <draw:frame draw:style-name="gr7" draw:layer="layout" svg:width="1.755cm" svg:height="1.505cm" svg:x="4.81cm" svg:y="12.943cm">
          <draw:text-box>
            <text:p><text:span text:style-name="T2">256</text:span></text:p>
            <text:p><text:span text:style-name="T2">GB/s</text:span></text:p>
          </draw:text-box>
        </draw:frame>
        <draw:frame draw:style-name="gr7" draw:layer="layout" svg:width="1.755cm" svg:height="1.505cm" svg:x="15.755cm" svg:y="13.832cm">
          <draw:text-box>
            <text:p><text:span text:style-name="T2">160</text:span></text:p>
            <text:p><text:span text:style-name="T2">GB/s</text:span></text:p>
          </draw:text-box>
        </draw:frame>
        <draw:custom-shape draw:style-name="gr3" draw:text-style-name="P1" draw:layer="layout" svg:width="2.667cm" svg:height="1.524cm" svg:x="2.172cm" svg:y="2.53cm">
          <text:p text:style-name="P1">GDDR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6.666cm" svg:height="0.962cm" svg:x="6.787cm" svg:y="5.272cm">
          <draw:text-box>
            <text:p>Legacy: cudaMemcpy</text:p>
          </draw:text-box>
        </draw:frame>
        <draw:custom-shape draw:style-name="gr1" draw:text-style-name="P1" draw:layer="layout" svg:width="3.429cm" svg:height="3.429cm" svg:x="6.869cm" svg:y="6.515cm">
          <text:p text:style-name="P1"><text:span text:style-name="T1">G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3.429cm" svg:x="12.511cm" svg:y="6.542cm">
          <text:p text:style-name="P1"><text:span text:style-name="T1">CP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667cm" svg:height="1.524cm" svg:x="2.317cm" svg:y="7.535cm">
          <text:p text:style-name="P1">GDDR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52cm" svg:y1="8.293cm" svg:x2="12.511cm" svg:y2="8.293cm">
          <text:p/>
        </draw:line>
        <draw:line draw:style-name="gr4" draw:text-style-name="P1" draw:layer="layout" svg:x1="4.964cm" svg:y1="8.239cm" svg:x2="6.869cm" svg:y2="8.239cm">
          <text:p/>
        </draw:line>
        <draw:line draw:style-name="gr5" draw:text-style-name="P1" draw:layer="layout" svg:x1="15.94cm" svg:y1="8.293cm" svg:x2="17.464cm" svg:y2="8.293cm">
          <text:p/>
        </draw:line>
        <draw:frame draw:style-name="gr6" draw:layer="layout" svg:width="1.912cm" svg:height="0.962cm" svg:x="10.599cm" svg:y="7.204cm">
          <draw:text-box>
            <text:p>PCIe</text:p>
          </draw:text-box>
        </draw:frame>
        <draw:frame draw:style-name="gr7" draw:layer="layout" svg:width="1.755cm" svg:height="1.505cm" svg:x="10.604cm" svg:y="8.674cm">
          <draw:text-box>
            <text:p><text:span text:style-name="T2">15.8</text:span></text:p>
            <text:p><text:span text:style-name="T2">GB/s</text:span></text:p>
          </draw:text-box>
        </draw:frame>
        <draw:frame draw:style-name="gr7" draw:layer="layout" svg:width="1.755cm" svg:height="1.505cm" svg:x="4.964cm" svg:y="8.693cm">
          <draw:text-box>
            <text:p><text:span text:style-name="T2">200</text:span></text:p>
            <text:p><text:span text:style-name="T2">GB/s</text:span></text:p>
          </draw:text-box>
        </draw:frame>
        <draw:frame draw:style-name="gr15" draw:layer="layout" svg:width="1.755cm" svg:height="1.505cm" svg:x="15.836cm" svg:y="8.42cm">
          <draw:text-box>
            <text:p><text:span text:style-name="T2">80</text:span></text:p>
            <text:p><text:span text:style-name="T2">GB/s</text:span></text:p>
          </draw:text-box>
        </draw:frame>
        <draw:custom-shape draw:style-name="gr3" draw:text-style-name="P1" draw:layer="layout" svg:width="2.667cm" svg:height="1.524cm" svg:x="2.163cm" svg:y="7.397cm">
          <text:p text:style-name="P1">GDDR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layer="layout" svg:width="14.79cm" svg:height="0.962cm" svg:x="3.286cm" svg:y="10.352cm">
          <draw:text-box>
            <text:p>Current: Unified Virtual Memory via Page Migration</text:p>
          </draw:text-box>
        </draw:frame>
        <draw:frame draw:style-name="gr17" draw:layer="layout" svg:width="15.611cm" svg:height="1.673cm" svg:x="2.651cm" svg:y="15.731cm">
          <draw:text-box>
            <text:p>Future: Cache Coherent High-Bandwidth Interconnect</text:p>
            <text:p text:style-name="P1">Page Migration Optional</text:p>
          </draw:text-box>
        </draw:frame>
        <draw:line draw:style-name="gr18" draw:text-style-name="P1" draw:layer="layout" svg:x1="2.27cm" svg:y1="6.107cm" svg:x2="18.399cm" svg:y2="6.234cm">
          <text:p/>
        </draw:line>
        <draw:line draw:style-name="gr18" draw:text-style-name="P1" draw:layer="layout" svg:x1="2.162cm" svg:y1="11.187cm" svg:x2="18.291cm" svg:y2="11.314cm">
          <text:p/>
        </draw:line>
        <draw:custom-shape draw:style-name="gr10" draw:text-style-name="P1" draw:layer="layout" svg:width="3.81cm" svg:height="0.762cm" draw:transform="rotate (1.5707963267949) translate (17.511cm 5.42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1cm" svg:height="0.762cm" draw:transform="rotate (1.5707963267949) translate (17.638cm 5.297cm)">
          <text:p text:style-name="P1">DD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81cm" svg:height="0.762cm" draw:transform="rotate (1.5707963267949) translate (17.51cm 10.3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1cm" svg:height="0.762cm" draw:transform="rotate (1.5707963267949) translate (17.637cm 10.244cm)">
          <text:p text:style-name="P1">DDR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4-09-25T12:37:57</meta:creation-date>
    <dc:date>2014-10-01T09:57:24</dc:date>
    <dc:creator>Mike </dc:creator>
    <meta:editing-duration>PT13M54S</meta:editing-duration>
    <meta:editing-cycles>6</meta:editing-cycles>
    <meta:generator>LibreOffice/4.0.2.2$Linux_X86_64 LibreOffice_project/400m0$Build-2</meta:generator>
    <meta:document-statistic meta:object-count="50"/>
  </office:meta>
</office:document-meta>
</file>